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 style:data-style-name="N117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 table:number-columns-repeated="16365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 1/2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21" calcext:value-type="float">
            <text:p>21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108" calcext:value-type="float">
            <text:p>108</text:p>
          </table:table-cell>
          <table:table-cell table:style-name="ce8" table:formula="of:=SUMPRODUCT([.I$2:.I$20];[.$T$2:.$T$20])" office:value-type="float" office:value="18" calcext:value-type="float">
            <text:p>18</text:p>
          </table:table-cell>
          <table:table-cell table:style-name="ce8" table:formula="of:=SUMPRODUCT([.J$2:.J$20];[.$T$2:.$T$20])" office:value-type="float" office:value="-9" calcext:value-type="float">
            <text:p>-9</text:p>
          </table:table-cell>
          <table:table-cell table:style-name="ce8" table:formula="of:=SUMPRODUCT([.K$2:.K$20];[.$T$2:.$T$20])" office:value-type="float" office:value="-30" calcext:value-type="float">
            <text:p>-30</text:p>
          </table:table-cell>
          <table:table-cell table:style-name="ce8" table:formula="of:=SUMPRODUCT([.L$2:.L$20];[.$T$2:.$T$20])" office:value-type="float" office:value="138" calcext:value-type="float">
            <text:p>138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44" calcext:value-type="float">
            <text:p>144</text:p>
          </table:table-cell>
          <table:table-cell table:style-name="ce8" table:formula="of:=SUMPRODUCT([.Q$2:.Q$20];[.$T$2:.$T$20])" office:value-type="float" office:value="-24" calcext:value-type="float">
            <text:p>-24</text:p>
          </table:table-cell>
          <table:table-cell table:style-name="ce8" table:formula="of:=SUMPRODUCT([.R$2:.R$20];[.$T$2:.$T$20])" office:value-type="float" office:value="4560" calcext:value-type="float">
            <text:p>4560</text:p>
          </table:table-cell>
          <table:table-cell table:style-name="ce8" table:formula="of:=SUMPRODUCT([.S$2:.S$20];ROUNDUP([.$T$2:.$T$20]))" office:value-type="float" office:value="232" calcext:value-type="float">
            <text:p>232</text:p>
          </table:table-cell>
          <table:table-cell table:style-name="ce7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4.66" calcext:value-type="float">
            <text:p>4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21" calcext:value-type="float">
            <text:p>21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-6" calcext:value-type="float">
            <text:p>-6</text:p>
          </table:table-cell>
          <table:table-cell table:style-name="ce8" table:formula="of:=SUMPRODUCT([.H$2:.H$20];[.$T$2:.$T$20])" office:value-type="float" office:value="108" calcext:value-type="float">
            <text:p>108</text:p>
          </table:table-cell>
          <table:table-cell table:style-name="ce8" table:formula="of:=SUMPRODUCT([.I$2:.I$20];[.$T$2:.$T$20])" office:value-type="float" office:value="0.240000000000009" calcext:value-type="float">
            <text:p>0.240000000000009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44.28" calcext:value-type="float">
            <text:p>-44.28</text:p>
          </table:table-cell>
          <table:table-cell table:style-name="ce8" table:formula="of:=SUMPRODUCT([.L$2:.L$20];[.$T$2:.$T$20])" office:value-type="float" office:value="114" calcext:value-type="float">
            <text:p>114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167.76" calcext:value-type="float">
            <text:p>167.76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8315" calcext:value-type="float">
            <text:p>8315</text:p>
          </table:table-cell>
          <table:table-cell table:style-name="ce8" table:formula="of:=SUMPRODUCT([.S$2:.S$20];ROUNDUP([.$T$2:.$T$20]))" office:value-type="float" office:value="246" calcext:value-type="float">
            <text:p>246</text:p>
          </table:table-cell>
          <table:table-cell table:style-name="ce7"/>
        </table:table-row>
      </table:table>
      <table:table table:name="next setup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-6.75" calcext:value-type="float">
            <text:p>-6.75</text:p>
          </table:table-cell>
          <table:table-cell table:style-name="ce8" table:formula="of:=SUMPRODUCT([.D$2:.D$20];[.$T$2:.$T$20])" office:value-type="float" office:value="-3" calcext:value-type="float">
            <text:p>-3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96" calcext:value-type="float">
            <text:p>96</text:p>
          </table:table-cell>
          <table:table-cell table:style-name="ce8" table:formula="of:=SUMPRODUCT([.I$2:.I$20];[.$T$2:.$T$20])" office:value-type="float" office:value="-6" calcext:value-type="float">
            <text:p>-6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54" calcext:value-type="float">
            <text:p>54</text:p>
          </table:table-cell>
          <table:table-cell table:style-name="ce8" table:formula="of:=SUMPRODUCT([.L$2:.L$20];[.$T$2:.$T$20])" office:value-type="float" office:value="140.25" calcext:value-type="float">
            <text:p>140.25</text:p>
          </table:table-cell>
          <table:table-cell table:style-name="ce8" table:formula="of:=SUMPRODUCT([.M$2:.M$20];[.$T$2:.$T$20])" office:value-type="float" office:value="29.25" calcext:value-type="float">
            <text:p>29.25</text:p>
          </table:table-cell>
          <table:table-cell table:style-name="ce8" table:formula="of:=SUMPRODUCT([.N$2:.N$20];[.$T$2:.$T$20])" office:value-type="float" office:value="39" calcext:value-type="float">
            <text:p>39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52" calcext:value-type="float">
            <text:p>252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6890" calcext:value-type="float">
            <text:p>6890</text:p>
          </table:table-cell>
          <table:table-cell table:style-name="ce8" table:formula="of:=SUMPRODUCT([.S$2:.S$20];ROUNDUP([.$T$2:.$T$20]))" office:value-type="float" office:value="360" calcext:value-type="float">
            <text:p>360</text:p>
          </table:table-cell>
          <table:table-cell table:style-name="ce7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10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.1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style-name="ce11"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0" calcext:value-type="float">
            <text:p>0</text:p>
          </table:table-cell>
          <table:table-cell table:style-name="ce8" table:formula="of:=SUMPRODUCT([.C$2:.C$20];[.$T$2:.$T$20])" office:value-type="float" office:value="-0.45" calcext:value-type="float">
            <text:p>-0.45</text:p>
          </table:table-cell>
          <table:table-cell table:style-name="ce8" table:formula="of:=SUMPRODUCT([.D$2:.D$20];[.$T$2:.$T$20])" office:value-type="float" office:value="0.600000000000001" calcext:value-type="float">
            <text:p>0.600000000000001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-96" calcext:value-type="float">
            <text:p>-96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-3" calcext:value-type="float">
            <text:p>-3</text:p>
          </table:table-cell>
          <table:table-cell table:style-name="ce8" table:formula="of:=SUMPRODUCT([.L$2:.L$20];[.$T$2:.$T$20])" office:value-type="float" office:value="96.15" calcext:value-type="float">
            <text:p>96.15</text:p>
          </table:table-cell>
          <table:table-cell table:style-name="ce8" table:formula="of:=SUMPRODUCT([.M$2:.M$20];[.$T$2:.$T$20])" office:value-type="float" office:value="10.35" calcext:value-type="float">
            <text:p>10.35</text:p>
          </table:table-cell>
          <table:table-cell table:style-name="ce8" table:formula="of:=SUMPRODUCT([.N$2:.N$20];[.$T$2:.$T$20])" office:value-type="float" office:value="13.8" calcext:value-type="float">
            <text:p>13.8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90" calcext:value-type="float">
            <text:p>90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5137.66666666667" calcext:value-type="float">
            <text:p>5137.66666666667</text:p>
          </table:table-cell>
          <table:table-cell table:style-name="ce8" table:formula="of:=SUMPRODUCT([.S$2:.S$20];ROUNDUP([.$T$2:.$T$20]))" office:value-type="float" office:value="172" calcext:value-type="float">
            <text:p>172</text:p>
          </table:table-cell>
          <table:table-cell table:style-name="ce12"/>
          <table:table-cell table:style-name="ce2"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20:50:39.5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4DT9H48M12S</meta:editing-duration>
    <meta:editing-cycles>9</meta:editing-cycles>
    <meta:generator>LibreOffice/24.2.3.2$Windows_X86_64 LibreOffice_project/433d9c2ded56988e8a90e6b2e771ee4e6a5ab2ba</meta:generator>
    <dc:date>2024-07-19T02:34:30.743000000</dc:date>
    <meta:document-statistic meta:table-count="6" meta:cell-count="901" meta:object-count="0"/>
  </office:meta>
</office:document-meta>
</file>